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5116"/>
    <style:style style:name="ce2" style:family="table-cell" style:parent-style-name="Default" style:data-style-name="N15117"/>
    <style:style style:name="ce3" style:family="table-cell" style:parent-style-name="Default" style:data-style-name="N36"/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28">
            <text:p>28</text:p>
          </table:table-cell>
          <table:table-cell table:formula="of:=SIN([.A1]*0.01745329251)*Rad" office:value-type="float" office:value="30.5156515651044">
            <text:p>30.516</text:p>
          </table:table-cell>
          <table:table-cell office:value-type="float" office:value="46">
            <text:p>46</text:p>
          </table:table-cell>
          <table:table-cell table:formula="of:=SIN([.C1]*0.01745329251)*Rad" office:value-type="float" office:value="46.7570870013598">
            <text:p>46.757</text:p>
          </table:table-cell>
          <table:table-cell office:value-type="float" office:value="2.5">
            <text:p>2.5</text:p>
          </table:table-cell>
          <table:table-cell table:formula="of:=(h*(10^-34))/(SQRT(2*m*(10^-31)*[.E1]*1000))*1E+021" office:value-type="float" office:value="9.81670023322993">
            <text:p>9.81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SIN([.A2]*0.01745329251)*Rad" office:value-type="float" office:value="38.2060413801871">
            <text:p>38.206</text:p>
          </table:table-cell>
          <table:table-cell office:value-type="float" office:value="44">
            <text:p>44</text:p>
          </table:table-cell>
          <table:table-cell table:formula="of:=SIN([.C2]*0.01745329251)*Rad" office:value-type="float" office:value="45.1527940593784">
            <text:p>45.153</text:p>
          </table:table-cell>
          <table:table-cell office:value-type="float" office:value="3">
            <text:p>3.0</text:p>
          </table:table-cell>
          <table:table-cell table:formula="of:=(h*(10^-34))/(SQRT(2*m*(10^-31)*[.E2]*1000))*1E+021" office:value-type="float" office:value="8.96138026334376">
            <text:p>8.96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SIN([.A3]*0.01745329251)*Rad" office:value-type="float" office:value="26.4378817857565">
            <text:p>26.438</text:p>
          </table:table-cell>
          <table:table-cell office:value-type="float" office:value="42">
            <text:p>42</text:p>
          </table:table-cell>
          <table:table-cell table:formula="of:=SIN([.C3]*0.01745329251)*Rad" office:value-type="float" office:value="43.493489393153">
            <text:p>43.493</text:p>
          </table:table-cell>
          <table:table-cell office:value-type="float" office:value="3.5">
            <text:p>3.5</text:p>
          </table:table-cell>
          <table:table-cell table:formula="of:=(h*(10^-34))/(SQRT(2*m*(10^-31)*[.E3]*1000))*1E+021" office:value-type="float" office:value="8.29662596950869">
            <text:p>8.29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SIN([.A4]*0.01745329251)*Rad" office:value-type="float" office:value="26.4378817857565">
            <text:p>26.438</text:p>
          </table:table-cell>
          <table:table-cell office:value-type="float" office:value="38">
            <text:p>38</text:p>
          </table:table-cell>
          <table:table-cell table:formula="of:=SIN([.C4]*0.01745329251)*Rad" office:value-type="float" office:value="40.0179958768143">
            <text:p>40.018</text:p>
          </table:table-cell>
          <table:table-cell office:value-type="float" office:value="4">
            <text:p>4.0</text:p>
          </table:table-cell>
          <table:table-cell table:formula="of:=(h*(10^-34))/(SQRT(2*m*(10^-31)*[.E4]*1000))*1E+021" office:value-type="float" office:value="7.76078296102818">
            <text:p>7.76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SIN([.A5]*0.01745329251)*Rad" office:value-type="float" office:value="24.3494285588507">
            <text:p>24.349</text:p>
          </table:table-cell>
          <table:table-cell office:value-type="float" office:value="34">
            <text:p>34</text:p>
          </table:table-cell>
          <table:table-cell table:formula="of:=SIN([.C5]*0.01745329251)*Rad" office:value-type="float" office:value="36.3475387073807">
            <text:p>36.348</text:p>
          </table:table-cell>
          <table:table-cell office:value-type="float" office:value="4.5">
            <text:p>4.5</text:p>
          </table:table-cell>
          <table:table-cell table:formula="of:=(h*(10^-34))/(SQRT(2*m*(10^-31)*[.E5]*1000))*1E+021" office:value-type="float" office:value="7.31693634541338">
            <text:p>7.31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SIN([.A6]*0.01745329251)*Rad" office:value-type="float" office:value="22.2313093040217">
            <text:p>22.231</text:p>
          </table:table-cell>
          <table:table-cell office:value-type="float" office:value="34">
            <text:p>34</text:p>
          </table:table-cell>
          <table:table-cell table:formula="of:=SIN([.C6]*0.01745329251)*Rad" office:value-type="float" office:value="36.3475387073807">
            <text:p>36.348</text:p>
          </table:table-cell>
          <table:table-cell office:value-type="float" office:value="5">
            <text:p>5.0</text:p>
          </table:table-cell>
          <table:table-cell table:formula="of:=(h*(10^-34))/(SQRT(2*m*(10^-31)*[.E6]*1000))*1E+021" office:value-type="float" office:value="6.94145530379244">
            <text:p>6.94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SIN([.A7]*0.01745329251)*Rad" office:value-type="float" office:value="20.0861046233073">
            <text:p>20.086</text:p>
          </table:table-cell>
          <table:table-cell office:value-type="float" office:value="32">
            <text:p>32</text:p>
          </table:table-cell>
          <table:table-cell table:formula="of:=SIN([.C7]*0.01745329251)*Rad" office:value-type="float" office:value="34.4447521576189">
            <text:p>34.445</text:p>
          </table:table-cell>
          <table:table-cell office:value-type="float" office:value="5.5">
            <text:p>5.5</text:p>
          </table:table-cell>
          <table:table-cell table:formula="of:=(h*(10^-34))/(SQRT(2*m*(10^-31)*[.E7]*1000))*1E+021" office:value-type="float" office:value="6.61841794708649">
            <text:p>6.61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SIN([.A8]*0.01745329251)*Rad" office:value-type="float" office:value="20.0861046233073">
            <text:p>20.086</text:p>
          </table:table-cell>
          <table:table-cell office:value-type="float" office:value="32">
            <text:p>32</text:p>
          </table:table-cell>
          <table:table-cell table:formula="of:=SIN([.C8]*0.01745329251)*Rad" office:value-type="float" office:value="34.4447521576189">
            <text:p>34.445</text:p>
          </table:table-cell>
          <table:table-cell office:value-type="float" office:value="6">
            <text:p>6.0</text:p>
          </table:table-cell>
          <table:table-cell table:formula="of:=(h*(10^-34))/(SQRT(2*m*(10^-31)*[.E8]*1000))*1E+021" office:value-type="float" office:value="6.33665275300166">
            <text:p>6.33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SIN([.A9]*0.01745329251)*Rad" office:value-type="float" office:value="17.9164281181645">
            <text:p>17.916</text:p>
          </table:table-cell>
          <table:table-cell office:value-type="float" office:value="30">
            <text:p>30</text:p>
          </table:table-cell>
          <table:table-cell table:formula="of:=SIN([.C9]*0.01745329251)*Rad" office:value-type="float" office:value="32.4999999832083">
            <text:p>32.500</text:p>
          </table:table-cell>
          <table:table-cell office:value-type="float" office:value="6.5">
            <text:p>6.5</text:p>
          </table:table-cell>
          <table:table-cell table:formula="of:=(h*(10^-34))/(SQRT(2*m*(10^-31)*[.E9]*1000))*1E+021" office:value-type="float" office:value="6.08805903985247">
            <text:p>6.08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SIN([.A10]*0.01745329251)*Rad" office:value-type="float" office:value="17.9164281181645">
            <text:p>17.916</text:p>
          </table:table-cell>
          <table:table-cell office:value-type="float" office:value="28">
            <text:p>28</text:p>
          </table:table-cell>
          <table:table-cell table:formula="of:=SIN([.C10]*0.01745329251)*Rad" office:value-type="float" office:value="30.5156515651044">
            <text:p>30.516</text:p>
          </table:table-cell>
          <table:table-cell office:value-type="float" office:value="7">
            <text:p>7.0</text:p>
          </table:table-cell>
          <table:table-cell table:formula="of:=(h*(10^-34))/(SQRT(2*m*(10^-31)*[.E10]*1000))*1E+021" office:value-type="float" office:value="5.86660048400801">
            <text:p>5.86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SIN([.A11]*0.01745329251)*Rad" office:value-type="float" office:value="17.9164281181645">
            <text:p>17.916</text:p>
          </table:table-cell>
          <table:table-cell office:value-type="float" office:value="28">
            <text:p>28</text:p>
          </table:table-cell>
          <table:table-cell table:formula="of:=SIN([.C11]*0.01745329251)*Rad" office:value-type="float" office:value="30.5156515651044">
            <text:p>30.516</text:p>
          </table:table-cell>
          <table:table-cell office:value-type="float" office:value="7.5">
            <text:p>7.5</text:p>
          </table:table-cell>
          <table:table-cell table:formula="of:=(h*(10^-34))/(SQRT(2*m*(10^-31)*[.E11]*1000))*1E+021" office:value-type="float" office:value="5.66767452220916">
            <text:p>5.66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style-name="ce3" office:value-type="string">
            <text:p>E-02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h</text:p>
          </table:table-cell>
          <table:table-cell office:value-type="float" office:value="6.625">
            <text:p>6,625</text:p>
          </table:table-cell>
          <table:table-cell office:value-type="float" office:value="-34">
            <text:p>-34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m</text:p>
          </table:table-cell>
          <table:table-cell office:value-type="float" office:value="9.109">
            <text:p>9,109</text:p>
          </table:table-cell>
          <table:table-cell office:value-type="float" office:value="-31">
            <text:p>-3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R</text:p>
          </table:table-cell>
          <table:table-cell office:value-type="float" office:value="65">
            <text:p>65</text:p>
          </table:table-cell>
          <table:table-cell office:value-type="float" office:value="-3">
            <text:p>-3</text:p>
          </table:table-cell>
        </table:table-row>
      </table:table>
      <table:named-expressions>
        <table:named-range table:name="h" table:base-cell-address="$Arkusz1.$G$16" table:cell-range-address="$Arkusz1.$G$16"/>
        <table:named-range table:name="m" table:base-cell-address="$Arkusz1.$G$17" table:cell-range-address="$Arkusz1.$G$17"/>
        <table:named-range table:name="Rad" table:base-cell-address="$Arkusz1.$G$18" table:cell-range-address="$Arkusz1.$G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5116" number:language="en" number:country="US">
      <number:number number:decimal-places="3" number:min-integer-digits="1"/>
    </number:number-style>
    <number:number-style style:name="N15117" number:language="en" number:country="US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4-04T10:09:42</meta:creation-date>
    <dc:date>2013-04-04T10:41:53</dc:date>
    <dc:creator>Krzysiek </dc:creator>
    <meta:editing-duration>PT16M21S</meta:editing-duration>
    <meta:editing-cycles>3</meta:editing-cycles>
    <meta:generator>LibreOffice/3.6$Linux_x86 LibreOffice_project/360m1$Build-2</meta:generator>
    <meta:document-statistic meta:table-count="1" meta:cell-count="76" meta:object-count="0"/>
  </office:meta>
</office:document-meta>
</file>